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.5">
            <text:p>9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84">
            <text:p>8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date" office:date-value="2014-08-25">
            <text:p>25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53">
            <text:p>5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11" office:value-type="date" office:date-value="2014-09-08">
            <text:p>08.09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9-11">
            <text:p>11.09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7">
            <text:p>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8">
            <text:p>1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71.5">
            <text:p>171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13.09.2014</text:date>, <text:time>16:5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5M21S</meta:editing-duration>
    <meta:editing-cycles>118</meta:editing-cycles>
    <meta:generator>OpenOffice/4.1.0$Win32 OpenOffice.org_project/410m18$Build-9764</meta:generator>
    <dc:date>2014-09-13T16:54:26.13</dc:date>
    <dc:creator>F S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